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1"/>
        <table:table-column table:style-name="co7" table:default-cell-style-name="ce51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  <table:table-cell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5" calcext:value-type="float">
            <text:p>5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7" calcext:value-type="float">
            <text:p>7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42"/>
          <table:table-cell table:style-name="ce41" office:value-type="float" office:value="4" calcext:value-type="float">
            <text:p>4</text:p>
          </table:table-cell>
          <table:table-cell office:value-type="string" calcext:value-type="string">
            <text:p>д.б. больше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  <table:table-cell/>
        </table:table-row>
        <table:table-row table:style-name="ro1" table:number-rows-repeated="6">
          <table:table-cell table:style-name="ce40"/>
          <table:table-cell table:number-columns-repeated="10"/>
        </table:table-row>
        <table:table-row table:style-name="ro1" table:number-rows-repeated="12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8"/>
        </table:table-row>
        <table:table-row table:style-name="ro1">
          <table:table-cell/>
          <table:table-cell table:style-name="ce42" table:number-columns-repeated="3"/>
          <table:table-cell table:number-columns-repeated="7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.00.0000</text:date>, <text:time style:data-style-name="N2" text:time-value="23:12:03.3867036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19T21:46:05.265636473</dc:date>
    <meta:editing-duration>P113DT21H35M16S</meta:editing-duration>
    <meta:editing-cycles>697</meta:editing-cycles>
    <meta:document-statistic meta:table-count="5" meta:cell-count="689" meta:object-count="0"/>
  </office:meta>
</office:document-meta>
</file>